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Buff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uff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uffer.TransformedBuffer( Buffer buffer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Buffe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dBuffer.decorateTransform( Buffer buffer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Buffer.decorate( Buffer buffer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